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onospace" svg:font-family="monospace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4.251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6460" officeooo:paragraph-rsid="00126460"/>
    </style:style>
    <style:style style:name="P2" style:family="paragraph" style:parent-style-name="Standard">
      <style:text-properties officeooo:rsid="00126460" officeooo:paragraph-rsid="0012a391"/>
    </style:style>
    <style:style style:name="P3" style:family="paragraph" style:parent-style-name="Standard">
      <style:text-properties officeooo:rsid="00126460" officeooo:paragraph-rsid="00331b86"/>
    </style:style>
    <style:style style:name="P4" style:family="paragraph" style:parent-style-name="Standard">
      <style:paragraph-properties fo:text-align="start" style:justify-single-word="false"/>
      <style:text-properties officeooo:rsid="00126460" officeooo:paragraph-rsid="00331b86"/>
    </style:style>
    <style:style style:name="P5" style:family="paragraph" style:parent-style-name="Standard">
      <style:text-properties officeooo:rsid="0012a391" officeooo:paragraph-rsid="0012a391"/>
    </style:style>
    <style:style style:name="P6" style:family="paragraph" style:parent-style-name="Standard">
      <style:text-properties officeooo:rsid="00199ed6" officeooo:paragraph-rsid="00199ed6"/>
    </style:style>
    <style:style style:name="P7" style:family="paragraph" style:parent-style-name="Standard">
      <style:text-properties officeooo:rsid="0034ae49" officeooo:paragraph-rsid="0034ae49"/>
    </style:style>
    <style:style style:name="P8" style:family="paragraph" style:parent-style-name="Standard">
      <style:text-properties officeooo:rsid="00367480" officeooo:paragraph-rsid="00367480"/>
    </style:style>
    <style:style style:name="P9" style:family="paragraph" style:parent-style-name="Standard">
      <style:text-properties fo:font-style="italic" officeooo:rsid="00367480" officeooo:paragraph-rsid="004043fc" style:font-style-asian="italic" style:font-style-complex="italic"/>
    </style:style>
    <style:style style:name="P10" style:family="paragraph" style:parent-style-name="Standard">
      <style:text-properties fo:font-style="italic" officeooo:rsid="00367480" officeooo:paragraph-rsid="00415929" style:font-style-asian="italic" style:font-style-complex="italic"/>
    </style:style>
    <style:style style:name="P11" style:family="paragraph" style:parent-style-name="Standard">
      <style:text-properties fo:font-style="italic" officeooo:rsid="00367480" officeooo:paragraph-rsid="0041c73d" style:font-style-asian="italic" style:font-style-complex="italic"/>
    </style:style>
    <style:style style:name="P12" style:family="paragraph" style:parent-style-name="Standard">
      <style:text-properties fo:font-style="italic" officeooo:rsid="00367480" officeooo:paragraph-rsid="0043bd68" style:font-style-asian="italic" style:font-style-complex="italic"/>
    </style:style>
    <style:style style:name="P13" style:family="paragraph" style:parent-style-name="Standard">
      <style:text-properties fo:font-style="normal" officeooo:rsid="00367480" officeooo:paragraph-rsid="00367480" style:font-style-asian="normal" style:font-style-complex="normal"/>
    </style:style>
    <style:style style:name="P14" style:family="paragraph" style:parent-style-name="Standard">
      <style:text-properties fo:font-style="normal" officeooo:rsid="003845b2" officeooo:paragraph-rsid="0039b04b" style:font-style-asian="normal" style:font-style-complex="normal"/>
    </style:style>
    <style:style style:name="P15" style:family="paragraph" style:parent-style-name="Standard">
      <style:text-properties fo:font-style="normal" officeooo:rsid="003845b2" officeooo:paragraph-rsid="004d17bc" style:font-style-asian="normal" style:font-style-complex="normal"/>
    </style:style>
    <style:style style:name="P16" style:family="paragraph" style:parent-style-name="Standard">
      <style:text-properties fo:font-style="normal" officeooo:rsid="004f101e" officeooo:paragraph-rsid="004f101e" style:font-style-asian="normal" style:font-style-complex="normal"/>
    </style:style>
    <style:style style:name="P17" style:family="paragraph" style:parent-style-name="Standard">
      <style:text-properties fo:font-style="normal" officeooo:rsid="00540783" officeooo:paragraph-rsid="00540783" style:font-style-asian="normal" style:font-style-complex="normal"/>
    </style:style>
    <style:style style:name="P18" style:family="paragraph" style:parent-style-name="Standard">
      <style:text-properties fo:font-style="normal" officeooo:rsid="00540783" officeooo:paragraph-rsid="00619d07" style:font-style-asian="normal" style:font-style-complex="normal"/>
    </style:style>
    <style:style style:name="P19" style:family="paragraph" style:parent-style-name="Standard">
      <style:text-properties fo:font-style="normal" officeooo:rsid="005ebedf" officeooo:paragraph-rsid="005ebedf" style:font-style-asian="normal" style:font-style-complex="normal"/>
    </style:style>
    <style:style style:name="P20" style:family="paragraph" style:parent-style-name="Standard">
      <style:text-properties officeooo:rsid="00373f90" officeooo:paragraph-rsid="00373f90"/>
    </style:style>
    <style:style style:name="P21" style:family="paragraph" style:parent-style-name="Standard">
      <style:text-properties style:font-name="Liberation Serif" fo:font-size="12pt" officeooo:rsid="001574e8" officeooo:paragraph-rsid="001574e8" style:font-size-asian="12pt" style:font-size-complex="12pt"/>
    </style:style>
    <style:style style:name="P22" style:family="paragraph" style:parent-style-name="Standard">
      <style:text-properties fo:font-size="18pt" officeooo:rsid="00457db2" officeooo:paragraph-rsid="00457db2" style:font-size-asian="18pt" style:font-size-complex="18pt"/>
    </style:style>
    <style:style style:name="P23" style:family="paragraph" style:parent-style-name="Standard">
      <style:text-properties fo:font-size="12pt" officeooo:rsid="00457db2" officeooo:paragraph-rsid="00457db2" style:font-size-asian="10.5pt" style:font-size-complex="12pt"/>
    </style:style>
    <style:style style:name="P24" style:family="paragraph" style:parent-style-name="Standard">
      <style:text-properties fo:font-size="12pt" fo:font-style="italic" officeooo:rsid="0062d5b3" officeooo:paragraph-rsid="0062d5b3" style:font-size-asian="10.5pt" style:font-style-asian="italic" style:font-size-complex="12pt" style:font-style-complex="italic"/>
    </style:style>
    <style:style style:name="P25" style:family="paragraph" style:parent-style-name="Standard">
      <style:text-properties style:text-underline-style="none" officeooo:rsid="005271c4" officeooo:paragraph-rsid="005271c4"/>
    </style:style>
    <style:style style:name="P26" style:family="paragraph" style:parent-style-name="Standard">
      <style:text-properties style:text-underline-style="none" officeooo:rsid="005271c4" officeooo:paragraph-rsid="005aa9d1"/>
    </style:style>
    <style:style style:name="P27" style:family="paragraph" style:parent-style-name="Standard">
      <style:text-properties fo:font-size="14pt" fo:font-style="italic" officeooo:rsid="00367480" officeooo:paragraph-rsid="00367480" style:font-size-asian="14pt" style:font-style-asian="italic" style:font-size-complex="14pt" style:font-style-complex="italic"/>
    </style:style>
    <style:style style:name="P28" style:family="paragraph" style:parent-style-name="Standard">
      <style:text-properties fo:font-size="14pt" fo:font-style="italic" officeooo:rsid="00367480" officeooo:paragraph-rsid="0037fa3c" style:font-size-asian="14pt" style:font-style-asian="italic" style:font-size-complex="14pt" style:font-style-complex="italic"/>
    </style:style>
    <style:style style:name="P29" style:family="paragraph" style:parent-style-name="Standard">
      <style:text-properties fo:font-size="14pt" fo:font-style="italic" officeooo:rsid="00578054" officeooo:paragraph-rsid="00578054" style:font-size-asian="14pt" style:font-style-asian="italic" style:font-size-complex="14pt" style:font-style-complex="italic"/>
    </style:style>
    <style:style style:name="P30" style:family="paragraph" style:parent-style-name="Standard">
      <style:text-properties fo:font-size="14pt" fo:font-style="italic" officeooo:rsid="00578054" officeooo:paragraph-rsid="0062d5b3" style:font-size-asian="14pt" style:font-style-asian="italic" style:font-size-complex="14pt" style:font-style-complex="italic"/>
    </style:style>
    <style:style style:name="P31" style:family="paragraph" style:parent-style-name="Standard">
      <style:text-properties fo:font-size="14pt" fo:font-style="italic" officeooo:rsid="00540783" officeooo:paragraph-rsid="00540783" style:font-size-asian="14pt" style:font-style-asian="italic" style:font-size-complex="14pt" style:font-style-complex="italic"/>
    </style:style>
    <style:style style:name="P32" style:family="paragraph" style:parent-style-name="Standard">
      <style:text-properties fo:font-size="14pt" fo:font-style="italic" fo:font-weight="normal" officeooo:rsid="00367480" officeooo:paragraph-rsid="0036ca55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text-properties fo:font-size="14pt" fo:font-style="normal" officeooo:rsid="003845b2" officeooo:paragraph-rsid="0039b04b" style:font-size-asian="14pt" style:font-style-asian="normal" style:font-size-complex="14pt" style:font-style-complex="normal"/>
    </style:style>
    <style:style style:name="P34" style:family="paragraph" style:parent-style-name="Heading_20_2">
      <style:text-properties fo:font-variant="normal" fo:text-transform="none" fo:color="#000000" style:font-name="arial" fo:letter-spacing="normal" fo:font-style="normal" officeooo:rsid="00126460" officeooo:paragraph-rsid="00126460"/>
    </style:style>
    <style:style style:name="P35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67480" officeooo:paragraph-rsid="00367480" style:font-size-asian="12pt" style:font-style-asian="normal" style:font-size-complex="12pt" style:font-style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5fc69" officeooo:paragraph-rsid="0012a391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5fc69" officeooo:paragraph-rsid="001574e8" style:font-size-asian="12pt" style:font-size-complex="12pt"/>
    </style:style>
    <style:style style:name="P38" style:family="paragraph" style:parent-style-name="Standard">
      <style:text-properties fo:font-style="normal" officeooo:rsid="004043fc" officeooo:paragraph-rsid="004043fc" style:font-style-asian="normal" style:font-style-complex="normal"/>
    </style:style>
    <style:style style:name="P39" style:family="paragraph" style:parent-style-name="Standard">
      <style:text-properties fo:font-style="normal" officeooo:rsid="0041c73d" officeooo:paragraph-rsid="00415929" style:font-style-asian="normal" style:font-style-complex="normal"/>
    </style:style>
    <style:style style:name="P40" style:family="paragraph" style:parent-style-name="Standard">
      <style:text-properties fo:font-style="normal" officeooo:rsid="00367480" officeooo:paragraph-rsid="00367480" style:font-style-asian="normal" style:font-style-complex="normal"/>
    </style:style>
    <style:style style:name="P41" style:family="paragraph" style:parent-style-name="Standard">
      <style:text-properties officeooo:rsid="0012a391" officeooo:paragraph-rsid="0012a391"/>
    </style:style>
    <style:style style:name="P42" style:family="paragraph" style:parent-style-name="Standard">
      <style:text-properties officeooo:rsid="0012a391" officeooo:paragraph-rsid="0062d5b3"/>
    </style:style>
    <style:style style:name="P43" style:family="paragraph" style:parent-style-name="Standard">
      <style:text-properties officeooo:rsid="0067c73f" officeooo:paragraph-rsid="0067c73f"/>
    </style:style>
    <style:style style:name="P44" style:family="paragraph" style:parent-style-name="Standard">
      <style:text-properties officeooo:rsid="0069a0a6" officeooo:paragraph-rsid="0069a0a6"/>
    </style:style>
    <style:style style:name="P45" style:family="paragraph" style:parent-style-name="Standard">
      <style:text-properties officeooo:rsid="006b3270" officeooo:paragraph-rsid="006b3270"/>
    </style:style>
    <style:style style:name="P46" style:family="paragraph" style:parent-style-name="Standard">
      <style:text-properties officeooo:rsid="006cb036" officeooo:paragraph-rsid="006cb036"/>
    </style:style>
    <style:style style:name="P47" style:family="paragraph" style:parent-style-name="Standard">
      <style:text-properties officeooo:rsid="006ef328" officeooo:paragraph-rsid="006ef328"/>
    </style:style>
    <style:style style:name="P48" style:family="paragraph" style:parent-style-name="Standard">
      <style:text-properties fo:font-size="14pt" fo:font-style="italic" fo:font-weight="normal" officeooo:rsid="00367480" officeooo:paragraph-rsid="0036ca55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text-properties fo:font-size="14pt" fo:font-style="italic" officeooo:rsid="00578054" officeooo:paragraph-rsid="00578054" style:font-size-asian="14pt" style:font-style-asian="italic" style:font-size-complex="14pt" style:font-style-complex="italic"/>
    </style:style>
    <style:style style:name="P50" style:family="paragraph" style:parent-style-name="Standard">
      <style:text-properties fo:font-size="14pt" fo:font-style="italic" officeooo:rsid="00578054" officeooo:paragraph-rsid="008b9847" style:font-size-asian="14pt" style:font-style-asian="italic" style:font-size-complex="14pt" style:font-style-complex="italic"/>
    </style:style>
    <style:style style:name="P51" style:family="paragraph" style:parent-style-name="Standard">
      <style:text-properties fo:font-size="14pt" fo:font-style="italic" officeooo:rsid="0012a391" officeooo:paragraph-rsid="0074baff" style:font-size-asian="14pt" style:font-style-asian="italic" style:font-size-complex="14pt" style:font-style-complex="italic"/>
    </style:style>
    <style:style style:name="P52" style:family="paragraph" style:parent-style-name="Standard">
      <style:text-properties fo:font-size="14pt" fo:font-style="italic" officeooo:rsid="008c5e94" officeooo:paragraph-rsid="008c5e94" style:font-size-asian="14pt" style:font-style-asian="italic" style:font-size-complex="14pt" style:font-style-complex="italic"/>
    </style:style>
    <style:style style:name="P53" style:family="paragraph" style:parent-style-name="Standard">
      <style:text-properties officeooo:rsid="00373f90" officeooo:paragraph-rsid="00373f90"/>
    </style:style>
    <style:style style:name="P54" style:family="paragraph" style:parent-style-name="Standard">
      <style:text-properties fo:font-size="12pt" fo:font-style="italic" officeooo:rsid="0062d5b3" officeooo:paragraph-rsid="0074baff" style:font-size-asian="10.5pt" style:font-style-asian="italic" style:font-size-complex="12pt" style:font-style-complex="italic"/>
    </style:style>
    <style:style style:name="P55" style:family="paragraph" style:parent-style-name="Heading_20_2">
      <style:paragraph-properties style:writing-mode="lr-tb"/>
      <style:text-properties officeooo:rsid="0012a391" officeooo:paragraph-rsid="0012a391"/>
    </style:style>
    <style:style style:name="P56" style:family="paragraph" style:parent-style-name="Heading_20_2">
      <style:text-properties officeooo:rsid="0012a391" officeooo:paragraph-rsid="0012a391"/>
    </style:style>
    <style:style style:name="P57" style:family="paragraph" style:parent-style-name="Table_20_Contents">
      <style:text-properties fo:font-size="14pt" officeooo:rsid="006e5498" officeooo:paragraph-rsid="008b9847" style:font-size-asian="14pt" style:font-size-complex="14pt"/>
    </style:style>
    <style:style style:name="P58" style:family="paragraph" style:parent-style-name="Table_20_Contents">
      <style:text-properties fo:font-size="14pt" officeooo:rsid="00578054" officeooo:paragraph-rsid="008b9847" style:font-size-asian="14pt" style:font-size-complex="14pt"/>
    </style:style>
    <style:style style:name="P59" style:family="paragraph" style:parent-style-name="Table_20_Contents">
      <style:text-properties fo:font-size="14pt" officeooo:paragraph-rsid="008b9847" style:font-size-asian="14pt" style:font-size-complex="14pt"/>
    </style:style>
    <style:style style:name="P60" style:family="paragraph" style:parent-style-name="Table_20_Contents">
      <style:text-properties fo:font-weight="bold" officeooo:rsid="00714044" officeooo:paragraph-rsid="0074baff" style:font-weight-asian="bold" style:font-weight-complex="bold"/>
    </style:style>
    <style:style style:name="P61" style:family="paragraph" style:parent-style-name="Table_20_Contents">
      <style:text-properties style:font-name="monospace" fo:font-size="12pt" fo:font-weight="bold" officeooo:rsid="00585ec3" officeooo:paragraph-rsid="00585ec3" style:font-size-asian="12pt" style:font-weight-asian="bold" style:font-size-complex="12pt" style:font-weight-complex="bold"/>
    </style:style>
    <style:style style:name="P62" style:family="paragraph" style:parent-style-name="Table_20_Contents">
      <style:text-properties style:font-name="monospace" fo:font-size="12pt" officeooo:rsid="00585ec3" officeooo:paragraph-rsid="00585ec3" style:font-size-asian="12pt" style:font-size-complex="12pt"/>
    </style:style>
    <style:style style:name="P63" style:family="paragraph" style:parent-style-name="Table_20_Contents">
      <style:text-properties style:font-name="Monospace" officeooo:rsid="00704800" officeooo:paragraph-rsid="00704800"/>
    </style:style>
    <style:style style:name="P64" style:family="paragraph" style:parent-style-name="Table_20_Contents">
      <style:text-properties style:font-name="Monospace" fo:font-weight="bold" officeooo:rsid="00704800" officeooo:paragraph-rsid="00704800" style:font-weight-asian="bold" style:font-weight-complex="bold"/>
    </style:style>
    <style:style style:name="P65" style:family="paragraph" style:parent-style-name="Table_20_Contents">
      <style:text-properties style:font-name="Monospace" officeooo:rsid="0085f698" officeooo:paragraph-rsid="0085f698"/>
    </style:style>
    <style:style style:name="P66" style:family="paragraph" style:parent-style-name="Table_20_Contents">
      <style:text-properties officeooo:rsid="00714044" officeooo:paragraph-rsid="0074baff"/>
    </style:style>
    <style:style style:name="P67" style:family="paragraph" style:parent-style-name="Table_20_Contents">
      <style:text-properties officeooo:rsid="0072afb2" officeooo:paragraph-rsid="0074baff"/>
    </style:style>
    <style:style style:name="P68" style:family="paragraph" style:parent-style-name="Table_20_Contents">
      <style:text-properties officeooo:rsid="00735ec1" officeooo:paragraph-rsid="0074baff"/>
    </style:style>
    <style:style style:name="P69" style:family="paragraph" style:parent-style-name="Table_20_Contents">
      <style:text-properties officeooo:paragraph-rsid="0074baff"/>
    </style:style>
    <style:style style:name="P70" style:family="paragraph" style:parent-style-name="Table_20_Contents">
      <style:text-properties officeooo:rsid="00766192" officeooo:paragraph-rsid="00766192"/>
    </style:style>
    <style:style style:name="P71" style:family="paragraph" style:parent-style-name="Table_20_Contents">
      <style:text-properties officeooo:rsid="0076f506" officeooo:paragraph-rsid="0076f506"/>
    </style:style>
    <style:style style:name="P72" style:family="paragraph" style:parent-style-name="Table_20_Contents">
      <style:text-properties officeooo:rsid="00783ae9" officeooo:paragraph-rsid="00783ae9"/>
    </style:style>
    <style:style style:name="P73" style:family="paragraph" style:parent-style-name="Table_20_Contents">
      <style:text-properties officeooo:rsid="00797465" officeooo:paragraph-rsid="00797465"/>
    </style:style>
    <style:style style:name="P74" style:family="paragraph" style:parent-style-name="Table_20_Contents">
      <style:text-properties officeooo:rsid="007a877c" officeooo:paragraph-rsid="007a877c"/>
    </style:style>
    <style:style style:name="P75" style:family="paragraph" style:parent-style-name="Table_20_Contents">
      <style:text-properties officeooo:rsid="007aab1e" officeooo:paragraph-rsid="007aab1e"/>
    </style:style>
    <style:style style:name="P76" style:family="paragraph" style:parent-style-name="Table_20_Contents">
      <style:text-properties officeooo:rsid="007c0029" officeooo:paragraph-rsid="007c0029"/>
    </style:style>
    <style:style style:name="P77" style:family="paragraph" style:parent-style-name="Table_20_Contents">
      <style:text-properties officeooo:rsid="007c0029" officeooo:paragraph-rsid="007ec70b"/>
    </style:style>
    <style:style style:name="P78" style:family="paragraph" style:parent-style-name="Table_20_Contents">
      <style:text-properties officeooo:rsid="007c0029" officeooo:paragraph-rsid="00807e54"/>
    </style:style>
    <style:style style:name="P79" style:family="paragraph" style:parent-style-name="Table_20_Contents">
      <style:text-properties officeooo:rsid="007c0029" officeooo:paragraph-rsid="008230b7"/>
    </style:style>
    <style:style style:name="P80" style:family="paragraph" style:parent-style-name="Table_20_Contents">
      <style:text-properties officeooo:rsid="00827e70" officeooo:paragraph-rsid="00827e70"/>
    </style:style>
    <style:style style:name="P8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67480" officeooo:paragraph-rsid="00367480" style:font-size-asian="12pt" style:font-style-asian="normal" style:font-size-complex="12pt" style:font-style-complex="normal"/>
    </style:style>
    <style:style style:name="T1" style:family="text">
      <style:text-properties officeooo:rsid="0012a391"/>
    </style:style>
    <style:style style:name="T2" style:family="text">
      <style:text-properties fo:font-variant="normal" fo:text-transform="none" fo:color="#000000" style:font-name="arial" fo:letter-spacing="normal" fo:font-style="normal"/>
    </style:style>
    <style:style style:name="T3" style:family="text">
      <style:text-properties officeooo:rsid="002c75ef"/>
    </style:style>
    <style:style style:name="T4" style:family="text">
      <style:text-properties officeooo:rsid="002d6691"/>
    </style:style>
    <style:style style:name="T5" style:family="text">
      <style:text-properties style:text-underline-style="solid" style:text-underline-width="auto" style:text-underline-color="font-color" officeooo:rsid="0012a391"/>
    </style:style>
    <style:style style:name="T6" style:family="text">
      <style:text-properties officeooo:rsid="00319eb5"/>
    </style:style>
    <style:style style:name="T7" style:family="text">
      <style:text-properties officeooo:rsid="00331b86"/>
    </style:style>
    <style:style style:name="T8" style:family="text">
      <style:text-properties officeooo:rsid="0036ca55"/>
    </style:style>
    <style:style style:name="T9" style:family="text">
      <style:text-properties officeooo:rsid="0037fa3c"/>
    </style:style>
    <style:style style:name="T10" style:family="text">
      <style:text-properties fo:font-style="italic" officeooo:rsid="00367480" style:font-style-asian="italic" style:font-style-complex="italic"/>
    </style:style>
    <style:style style:name="T11" style:family="text">
      <style:text-properties fo:font-style="italic" officeooo:rsid="0039b04b" style:font-style-asian="italic" style:font-style-complex="italic"/>
    </style:style>
    <style:style style:name="T12" style:family="text">
      <style:text-properties fo:font-style="italic" officeooo:rsid="00533e0f" style:font-style-asian="italic" style:font-style-complex="italic"/>
    </style:style>
    <style:style style:name="T13" style:family="text">
      <style:text-properties fo:font-style="normal" officeooo:rsid="004043fc" style:font-style-asian="normal" style:font-style-complex="normal"/>
    </style:style>
    <style:style style:name="T14" style:family="text">
      <style:text-properties fo:font-style="normal" officeooo:rsid="00415929" style:font-style-asian="normal" style:font-style-complex="normal"/>
    </style:style>
    <style:style style:name="T15" style:family="text">
      <style:text-properties fo:font-style="normal" officeooo:rsid="0041c73d" style:font-style-asian="normal" style:font-style-complex="normal"/>
    </style:style>
    <style:style style:name="T16" style:family="text">
      <style:text-properties fo:font-style="normal" officeooo:rsid="0043bd68" style:font-style-asian="normal" style:font-style-complex="normal"/>
    </style:style>
    <style:style style:name="T17" style:family="text">
      <style:text-properties fo:font-style="normal" officeooo:rsid="00447e5d" style:font-style-asian="normal" style:font-style-complex="normal"/>
    </style:style>
    <style:style style:name="T18" style:family="text">
      <style:text-properties fo:font-style="normal" officeooo:rsid="00467950" style:font-style-asian="normal" style:font-style-complex="normal"/>
    </style:style>
    <style:style style:name="T19" style:family="text">
      <style:text-properties fo:font-style="normal" officeooo:rsid="008f2e0f" style:font-style-asian="normal" style:font-style-complex="normal"/>
    </style:style>
    <style:style style:name="T20" style:family="text">
      <style:text-properties officeooo:rsid="003e3e1c"/>
    </style:style>
    <style:style style:name="T21" style:family="text">
      <style:text-properties officeooo:rsid="004043fc"/>
    </style:style>
    <style:style style:name="T22" style:family="text">
      <style:text-properties officeooo:rsid="00506389"/>
    </style:style>
    <style:style style:name="T23" style:family="text">
      <style:text-properties officeooo:rsid="0050c73a"/>
    </style:style>
    <style:style style:name="T24" style:family="text">
      <style:text-properties officeooo:rsid="005271c4"/>
    </style:style>
    <style:style style:name="T25" style:family="text">
      <style:text-properties officeooo:rsid="00550565"/>
    </style:style>
    <style:style style:name="T26" style:family="text">
      <style:text-properties officeooo:rsid="00597273"/>
    </style:style>
    <style:style style:name="T27" style:family="text">
      <style:text-properties officeooo:rsid="005d9d93"/>
    </style:style>
    <style:style style:name="T28" style:family="text">
      <style:text-properties officeooo:rsid="00614e9c"/>
    </style:style>
    <style:style style:name="T29" style:family="text">
      <style:text-properties officeooo:rsid="0062d5b3"/>
    </style:style>
    <style:style style:name="T30" style:family="text">
      <style:text-properties officeooo:rsid="0065f5fe"/>
    </style:style>
    <style:style style:name="T31" style:family="text">
      <style:text-properties style:text-position="super 58%"/>
    </style:style>
    <style:style style:name="T32" style:family="text">
      <style:text-properties style:text-position="0% 100%"/>
    </style:style>
    <style:style style:name="T33" style:family="text">
      <style:text-properties officeooo:rsid="007c0029"/>
    </style:style>
    <style:style style:name="T34" style:family="text">
      <style:text-properties officeooo:rsid="007daa50"/>
    </style:style>
    <style:style style:name="T35" style:family="text">
      <style:text-properties officeooo:rsid="00827e70"/>
    </style:style>
    <style:style style:name="T36" style:family="text">
      <style:text-properties officeooo:rsid="0082dbf2"/>
    </style:style>
    <style:style style:name="T37" style:family="text">
      <style:text-properties officeooo:rsid="00838913"/>
    </style:style>
    <style:style style:name="T38" style:family="text">
      <style:text-properties officeooo:rsid="00854492"/>
    </style:style>
    <style:style style:name="T39" style:family="text">
      <style:text-properties officeooo:rsid="00890549"/>
    </style:style>
    <style:style style:name="T40" style:family="text">
      <style:text-properties officeooo:rsid="008d7ba1"/>
    </style:style>
    <style:style style:name="T41" style:family="text">
      <style:text-properties officeooo:rsid="00929f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Testing</text:p>
      <text:p text:style-name="P7">Coursework</text:p>
      <text:p text:style-name="P1"/>
      <text:p text:style-name="P1">Group 3(?)</text:p>
      <text:p text:style-name="P1"/>
      <text:p text:style-name="P4"><text:span text:style-name="T7">Ben Shaw:<text:tab/><text:tab/></text:span>s1368177</text:p>
      <text:p text:style-name="P3"><text:span text:style-name="T7">Chris Campbell:</text:span> <text:s/>s1338564</text:p>
      <text:p text:style-name="P3"><text:span text:style-name="T7">Yashvir Surana: <text:s text:c="2"/></text:span>s1334028</text:p>
      <text:p text:style-name="P3"><text:span text:style-name="T7">Aseem Narang:</text:span> <text:s text:c="3"/><text:span text:style-name="T6">s133867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4" text:outline-level="2"><text:soft-page-break/>TASK 1: CATEGORY-PARTITION TESTING</text:h>
      <text:p text:style-name="P27">Question 1)</text:p>
      <text:p text:style-name="P2">Independently Testable Function<text:span text:style-name="T1">s</text:span>: *<text:span text:style-name="T24">why are they independent? </text:span></text:p>
      <text:p text:style-name="P2"/>
      <text:p text:style-name="P2"><text:span text:style-name="T1">I) </text:span><text:span text:style-name="T5">replaces atomic region</text:span></text:p>
      <text:p text:style-name="P25"><text:span text:style-name="T1">R</text:span>easoning: </text:p>
      <text:p text:style-name="P25"/>
      <text:p text:style-name="P5">II) <text:span text:style-name="T4">replaces composite region</text:span></text:p>
      <text:p text:style-name="P26"><text:span text:style-name="T1">R</text:span>easoning: </text:p>
      <text:p text:style-name="P5"/>
      <text:p text:style-name="P6">III) <text:span text:style-name="T4">doesn’t find pattern</text:span></text:p>
      <text:p text:style-name="P26"><text:span text:style-name="T1">R</text:span>easoning: </text:p>
      <text:p text:style-name="P6"/>
      <text:p text:style-name="P6">IV) <text:span text:style-name="T3">error</text:span></text:p>
      <text:p text:style-name="P26"><text:span text:style-name="T1">R</text:span>easoning: </text:p>
      <text:p text:style-name="P26"/>
      <text:p text:style-name="P26"/>
      <text:p text:style-name="P27">Question 2)</text:p>
      <text:p text:style-name="P21"><text:span text:style-name="T25">i)</text:span>Parameters:</text:p>
      <text:p text:style-name="P3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1">Parameter Type</text:p>
          </table:table-cell>
          <table:table-cell table:style-name="Table2.A1" office:value-type="string">
            <text:p text:style-name="P61">Parameter</text:p>
          </table:table-cell>
          <table:table-cell table:style-name="Table2.C1" office:value-type="string">
            <text:p text:style-name="P61"><text:span text:style-name="T26">Possible </text:span>Values</text:p>
          </table:table-cell>
        </table:table-row>
        <table:table-row>
          <table:table-cell table:style-name="Table2.A2" office:value-type="string">
            <text:p text:style-name="P62">String</text:p>
          </table:table-cell>
          <table:table-cell table:style-name="Table2.A2" office:value-type="string">
            <text:p text:style-name="P62">inputText</text:p>
          </table:table-cell>
          <table:table-cell table:style-name="Table2.C2" office:value-type="string">
            <text:p text:style-name="P62">Multiple characters</text:p>
          </table:table-cell>
        </table:table-row>
        <table:table-row>
          <table:table-cell table:style-name="Table2.A2" office:value-type="string">
            <text:p text:style-name="P62">String</text:p>
          </table:table-cell>
          <table:table-cell table:style-name="Table2.A2" office:value-type="string">
            <text:p text:style-name="P62">pattern</text:p>
          </table:table-cell>
          <table:table-cell table:style-name="Table2.C2" office:value-type="string">
            <text:p text:style-name="P62">Empty, single character, multiple characters</text:p>
          </table:table-cell>
        </table:table-row>
        <table:table-row>
          <table:table-cell table:style-name="Table2.A2" office:value-type="string">
            <text:p text:style-name="P62">String</text:p>
          </table:table-cell>
          <table:table-cell table:style-name="Table2.A2" office:value-type="string">
            <text:p text:style-name="P62">replacement</text:p>
          </table:table-cell>
          <table:table-cell table:style-name="Table2.C2" office:value-type="string">
            <text:p text:style-name="P62">Empty, one or more characters</text:p>
          </table:table-cell>
        </table:table-row>
        <table:table-row>
          <table:table-cell table:style-name="Table2.A2" office:value-type="string">
            <text:p text:style-name="P62">Character</text:p>
          </table:table-cell>
          <table:table-cell table:style-name="Table2.A2" office:value-type="string">
            <text:p text:style-name="P62">delimiter</text:p>
          </table:table-cell>
          <table:table-cell table:style-name="Table2.C2" office:value-type="string">
            <text:p text:style-name="P62">Alphabet, numeric, special, escape</text:p>
          </table:table-cell>
        </table:table-row>
        <table:table-row>
          <table:table-cell table:style-name="Table2.A2" office:value-type="string">
            <text:p text:style-name="P62">Boolean</text:p>
          </table:table-cell>
          <table:table-cell table:style-name="Table2.A2" office:value-type="string">
            <text:p text:style-name="P62">inside</text:p>
          </table:table-cell>
          <table:table-cell table:style-name="Table2.C2" office:value-type="string">
            <text:p text:style-name="P62">true</text:p>
          </table:table-cell>
        </table:table-row>
      </table:table>
      <text:p text:style-name="P37"/>
      <text:p text:style-name="P5"/>
      <text:p text:style-name="P8"><text:span text:style-name="T25">ii)</text:span>Environment:</text:p>
      <text:p text:style-name="P8">*something to do with Java Lang*</text:p>
      <text:p text:style-name="P8"/>
      <text:p text:style-name="P27">Question 3)</text:p>
      <text:p text:style-name="P13">Characteristics(functional specifications that we are examining):</text:p>
      <text:p text:style-name="P13"/>
      <text:p text:style-name="P19">Patterns located within Atomic region(s) are replaced appropriately.</text:p>
      <text:p text:style-name="P19"/>
      <text:p text:style-name="P35"><text:span text:style-name="T41">“spec6 - <text:s/></text:span>When a region is matched against the pattern, the search in that region is done in a left-to-right fas<text:span text:style-name="T27">h</text:span>ion.”</text:p>
      <text:p text:style-name="P13"/>
      <text:p text:style-name="P35">“spec5 - The escape character can be the same with the delimiter character.”</text:p>
      <text:p text:style-name="P13"/>
      <text:p text:style-name="P13"/>
      <text:p text:style-name="P32"/>
      <text:p text:style-name="P32"/>
      <text:p text:style-name="P32"><text:soft-page-break/>Question <text:span text:style-name="T8">4)</text:span></text:p>
      <text:p text:style-name="P20">Partitions and Value Classes – <text:span text:style-name="T20">what different values of classes do we use in order to test the characteristics + include reasoning. </text:span></text:p>
      <text:p text:style-name="P20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4">Acronym</text:p>
          </table:table-cell>
          <table:table-cell table:style-name="Table3.B1" office:value-type="string">
            <text:p text:style-name="P64">Meaning</text:p>
          </table:table-cell>
        </table:table-row>
        <table:table-row>
          <table:table-cell table:style-name="Table3.A2" office:value-type="string">
            <text:p text:style-name="P63">SAR</text:p>
          </table:table-cell>
          <table:table-cell table:style-name="Table3.B2" office:value-type="string">
            <text:p text:style-name="P63">Search and Replace</text:p>
          </table:table-cell>
        </table:table-row>
        <table:table-row>
          <table:table-cell table:style-name="Table3.A2" office:value-type="string">
            <text:p text:style-name="P63">AR</text:p>
          </table:table-cell>
          <table:table-cell table:style-name="Table3.B2" office:value-type="string">
            <text:p text:style-name="P63">Atomic Region</text:p>
          </table:table-cell>
        </table:table-row>
        <table:table-row>
          <table:table-cell table:style-name="Table3.A2" office:value-type="string">
            <text:p text:style-name="P63">PAT</text:p>
          </table:table-cell>
          <table:table-cell table:style-name="Table3.B2" office:value-type="string">
            <text:p text:style-name="P63">Pattern</text:p>
          </table:table-cell>
        </table:table-row>
        <table:table-row>
          <table:table-cell table:style-name="Table3.A2" office:value-type="string">
            <text:p text:style-name="P63">REP</text:p>
          </table:table-cell>
          <table:table-cell table:style-name="Table3.B2" office:value-type="string">
            <text:p text:style-name="P63">Replacement</text:p>
          </table:table-cell>
        </table:table-row>
        <table:table-row>
          <table:table-cell table:style-name="Table3.A2" office:value-type="string">
            <text:p text:style-name="P63">EMP</text:p>
          </table:table-cell>
          <table:table-cell table:style-name="Table3.B2" office:value-type="string">
            <text:p text:style-name="P63">Empty String</text:p>
          </table:table-cell>
        </table:table-row>
        <table:table-row>
          <table:table-cell table:style-name="Table3.A2" office:value-type="string">
            <text:p text:style-name="P63">STR</text:p>
          </table:table-cell>
          <table:table-cell table:style-name="Table3.B2" office:value-type="string">
            <text:p text:style-name="P63">String</text:p>
          </table:table-cell>
        </table:table-row>
        <table:table-row>
          <table:table-cell table:style-name="Table3.A2" office:value-type="string">
            <text:p text:style-name="P63">ALPH</text:p>
          </table:table-cell>
          <table:table-cell table:style-name="Table3.B2" office:value-type="string">
            <text:p text:style-name="P63">Alphabet</text:p>
          </table:table-cell>
        </table:table-row>
        <table:table-row>
          <table:table-cell table:style-name="Table3.A2" office:value-type="string">
            <text:p text:style-name="P63">NUM</text:p>
          </table:table-cell>
          <table:table-cell table:style-name="Table3.B2" office:value-type="string">
            <text:p text:style-name="P63">Numeric</text:p>
          </table:table-cell>
        </table:table-row>
        <table:table-row>
          <table:table-cell table:style-name="Table3.A2" office:value-type="string">
            <text:p text:style-name="P63">SP</text:p>
          </table:table-cell>
          <table:table-cell table:style-name="Table3.B2" office:value-type="string">
            <text:p text:style-name="P63">Special Character</text:p>
          </table:table-cell>
        </table:table-row>
        <table:table-row>
          <table:table-cell table:style-name="Table3.A2" office:value-type="string">
            <text:p text:style-name="P63">ESC</text:p>
          </table:table-cell>
          <table:table-cell table:style-name="Table3.B2" office:value-type="string">
            <text:p text:style-name="P63">Escape Character</text:p>
          </table:table-cell>
        </table:table-row>
        <table:table-row>
          <table:table-cell table:style-name="Table3.A2" office:value-type="string">
            <text:p text:style-name="P65">*SSAR</text:p>
          </table:table-cell>
          <table:table-cell table:style-name="Table3.B2" office:value-type="string">
            <text:p text:style-name="P65">Standard Search and Replace (1 atomic region, 1 pattern contained within atomic region)</text:p>
          </table:table-cell>
        </table:table-row>
      </table:table>
      <text:p text:style-name="P20"/>
      <text:p text:style-name="P20"/>
      <text:p text:style-name="P28">Question <text:span text:style-name="T9">5)</text:span></text:p>
      <text:p text:style-name="P14">Calculation of initial number of tests. <text:span text:style-name="T28">(Possible values of each parameter multiplied together)</text:span></text:p>
      <text:p text:style-name="P16">1 * 3 * 2 * 4 * <text:span text:style-name="T23">1 </text:span>= 24 <text:span text:style-name="T22">tests</text:span></text:p>
      <text:p text:style-name="P14"/>
      <text:p text:style-name="P31">Question 6)</text:p>
      <text:p text:style-name="P18">We are not interested in every single possible combination of parameter combinations. </text:p>
      <text:p text:style-name="P18">*<text:span text:style-name="T40">for example, for the different possible values of delimiter, we introduce a ‘standard search and replace’ where we hold # of atomic regions constant and # of patterns to find constant.</text:span></text:p>
      <text:p text:style-name="P18">*<text:span text:style-name="T30">all we care about are the different ways of carrying out atomic region replacements?</text:span></text:p>
      <text:p text:style-name="P17"/>
      <text:p text:style-name="P17"/>
      <text:p text:style-name="P33"><text:span text:style-name="T10">Question </text:span><text:span text:style-name="T12">7</text:span><text:span text:style-name="T11">)</text:span></text:p>
      <text:p text:style-name="P15"><text:s/>(1*2) + (1*2) +(1*4) = 10</text:p>
      <text:p text:style-name="P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60">Characteristic</text:p>
          </table:table-cell>
          <table:table-cell table:style-name="Table4.A1" office:value-type="string">
            <text:p text:style-name="P60">Partition</text:p>
          </table:table-cell>
          <table:table-cell table:style-name="Table4.A1" office:value-type="string">
            <text:p text:style-name="P60">Value Classes </text:p>
          </table:table-cell>
          <table:table-cell table:style-name="Table4.D1" office:value-type="string">
            <text:p text:style-name="P60">Comment</text:p>
          </table:table-cell>
        </table:table-row>
        <text:soft-page-break/>
        <table:table-row>
          <table:table-cell table:style-name="Table4.A2" office:value-type="string">
            <text:p text:style-name="P66"><text:span text:style-name="T35">Single</text:span> AR ok?</text:p>
          </table:table-cell>
          <table:table-cell table:style-name="Table4.A2" office:value-type="string">
            <text:p text:style-name="P66">P1</text:p>
          </table:table-cell>
          <table:table-cell table:style-name="Table4.A2" office:value-type="string">
            <text:p text:style-name="P66">1 PAT in AR</text:p>
          </table:table-cell>
          <table:table-cell table:style-name="Table4.D2" office:value-type="string">
            <text:p text:style-name="P70">Search and replace with pattern contained in one atomic region</text:p>
          </table:table-cell>
        </table:table-row>
        <table:table-row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6">P2</text:p>
          </table:table-cell>
          <table:table-cell table:style-name="Table4.A2" office:value-type="string">
            <text:p text:style-name="P66">Multiple PAT<text:span text:style-name="T38">s</text:span> in AR</text:p>
          </table:table-cell>
          <table:table-cell table:style-name="Table4.D2" office:value-type="string">
            <text:p text:style-name="P70">Search and replace with multiple patterns in one atomic region</text:p>
          </table:table-cell>
        </table:table-row>
        <table:table-row>
          <table:table-cell table:style-name="Table4.A2" office:value-type="string">
            <text:p text:style-name="P67"><text:span text:style-name="T35">Two</text:span> AR<text:span text:style-name="T35">s</text:span> ok?</text:p>
          </table:table-cell>
          <table:table-cell table:style-name="Table4.A2" office:value-type="string">
            <text:p text:style-name="P66">P3</text:p>
          </table:table-cell>
          <table:table-cell table:style-name="Table4.A2" office:value-type="string">
            <text:p text:style-name="P67">PAT in <text:span text:style-name="T37">each</text:span> AR</text:p>
          </table:table-cell>
          <table:table-cell table:style-name="Table4.D2" office:value-type="string">
            <text:p text:style-name="P71">Search and replace in two atomic regions, one <text:s/>pattern in each atomic region</text:p>
          </table:table-cell>
        </table:table-row>
        <table:table-row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6">P4</text:p>
          </table:table-cell>
          <table:table-cell table:style-name="Table4.A2" office:value-type="string">
            <text:p text:style-name="P67"><text:span text:style-name="T36">Both </text:span>PAT<text:span text:style-name="T36">s</text:span> in <text:span text:style-name="T36">same </text:span>AR</text:p>
          </table:table-cell>
          <table:table-cell table:style-name="Table4.D2" office:value-type="string">
            <text:p text:style-name="P72">Search and replace in two atomic regions, 2 patterns within one atomic region</text:p>
          </table:table-cell>
        </table:table-row>
        <table:table-row>
          <table:table-cell table:style-name="Table4.A2" office:value-type="string">
            <text:p text:style-name="P80">Dif<text:span text:style-name="T39">f</text:span> REP?</text:p>
          </table:table-cell>
          <table:table-cell table:style-name="Table4.A2" office:value-type="string">
            <text:p text:style-name="P66">P5</text:p>
          </table:table-cell>
          <table:table-cell table:style-name="Table4.A2" office:value-type="string">
            <text:p text:style-name="P68">REP is EMP</text:p>
          </table:table-cell>
          <table:table-cell table:style-name="Table4.D2" office:value-type="string">
            <text:p text:style-name="P73">Replacement is empty, delete pattern in atomic region</text:p>
          </table:table-cell>
        </table:table-row>
        <table:table-row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6">P6</text:p>
          </table:table-cell>
          <table:table-cell table:style-name="Table4.A2" office:value-type="string">
            <text:p text:style-name="P68">REP is STR</text:p>
          </table:table-cell>
          <table:table-cell table:style-name="Table4.D2" office:value-type="string">
            <text:p text:style-name="P74">Replacement is a string, search and replace</text:p>
          </table:table-cell>
        </table:table-row>
        <table:table-row>
          <table:table-cell table:style-name="Table4.A2" office:value-type="string">
            <text:p text:style-name="P75">Diff DEL?</text:p>
          </table:table-cell>
          <table:table-cell table:style-name="Table4.A2" office:value-type="string">
            <text:p text:style-name="P66">P7</text:p>
          </table:table-cell>
          <table:table-cell table:style-name="Table4.A2" office:value-type="string">
            <text:p text:style-name="P68"><text:span text:style-name="T33">SSAR with </text:span>DEL is ALPH</text:p>
          </table:table-cell>
          <table:table-cell table:style-name="Table4.D2" office:value-type="string">
            <text:p text:style-name="P76">Standard search and <text:span text:style-name="T34">replace with delimiter as an alphabet character</text:span></text:p>
          </table:table-cell>
        </table:table-row>
        <table:table-row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6">P8</text:p>
          </table:table-cell>
          <table:table-cell table:style-name="Table4.A2" office:value-type="string">
            <text:p text:style-name="P68"><text:span text:style-name="T33">SSAR with </text:span>DEL is NUM</text:p>
          </table:table-cell>
          <table:table-cell table:style-name="Table4.D2" office:value-type="string">
            <text:p text:style-name="P77">Standard search and <text:span text:style-name="T34">replace with delimiter as numeric</text:span></text:p>
          </table:table-cell>
        </table:table-row>
        <table:table-row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6">P9</text:p>
          </table:table-cell>
          <table:table-cell table:style-name="Table4.A2" office:value-type="string">
            <text:p text:style-name="P68"><text:span text:style-name="T33">SSAR with </text:span>DEL is SP</text:p>
          </table:table-cell>
          <table:table-cell table:style-name="Table4.D2" office:value-type="string">
            <text:p text:style-name="P78">Standard search and <text:span text:style-name="T34">replace with delimiter as special character</text:span></text:p>
          </table:table-cell>
        </table:table-row>
        <table:table-row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66">P10</text:p>
          </table:table-cell>
          <table:table-cell table:style-name="Table4.A2" office:value-type="string">
            <text:p text:style-name="P68"><text:span text:style-name="T33">SSAR with </text:span>DEL is ESC</text:p>
          </table:table-cell>
          <table:table-cell table:style-name="Table4.D2" office:value-type="string">
            <text:p text:style-name="P79">Standard search and<text:span text:style-name="T39">­</text:span> <text:span text:style-name="T34">replace with Delimiter as Escape Character</text:span></text:p>
          </table:table-cell>
        </table:table-row>
      </table:table>
      <text:p text:style-name="P5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2">Test case Specification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8">Test</text:p>
          </table:table-cell>
          <table:table-cell table:style-name="Table1.A1" office:value-type="string">
            <text:p text:style-name="P58">Specification</text:p>
          </table:table-cell>
          <table:table-cell table:style-name="Table1.C1" office:value-type="string">
            <text:p text:style-name="P58">Partitions Covered</text:p>
          </table:table-cell>
        </table:table-row>
        <table:table-row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9"/>
            <text:p text:style-name="P59"><text:soft-page-break/></text:p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7">2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7">3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7">4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7">5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7">6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7">7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7">8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7">9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57">10</text:p>
          </table:table-cell>
          <table:table-cell table:style-name="Table1.A2" office:value-type="string">
            <text:p text:style-name="P59"/>
          </table:table-cell>
          <table:table-cell table:style-name="Table1.C2" office:value-type="string">
            <text:p text:style-name="P59"/>
          </table:table-cell>
        </table:table-row>
      </table:table>
      <text:p text:style-name="P50"/>
      <text:p text:style-name="P29"/>
      <text:p text:style-name="P29"/>
      <text:p text:style-name="P29"/>
      <text:p text:style-name="P29">Question 8)</text:p>
      <text:p text:style-name="P5"/>
      <text:p text:style-name="P5"/>
      <text:p text:style-name="P30">Question <text:span text:style-name="T29">9)</text:span></text:p>
      <text:p text:style-name="P24">Actual tests chosen:</text:p>
      <text:p text:style-name="P4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5" text:outline-level="2"><text:span text:style-name="T2">TASK 2: COVERAGE ANALYSIS</text:span></text:h>
      <text:p text:style-name="P5"/>
      <text:p text:style-name="P5"/>
      <text:p text:style-name="P5"/>
      <text:p text:style-name="P9">Question 1) <text:span text:style-name="T13">Control flow graph </text:span><text:span text:style-name="T18">(see appendices)</text:span></text:p>
      <text:p text:style-name="P38"><text:soft-page-break/></text:p>
      <text:p text:style-name="P9"><text:span text:style-name="T13">Question 2)</text:span><text:span text:style-name="T21"> </text:span><text:span text:style-name="T13">Why is coverage under 90%? because we are testing only ONE ITF – therefore there are large parts of functionality of StringUtils that we will specifically not examine/test. </text:span><text:span text:style-name="T19">For example we are not interested in testing the parts of the code that handle empty input or the code that handles <text:s/>search and replaces within composite regions.</text:span></text:p>
      <text:p text:style-name="P38"/>
      <text:p text:style-name="P10"><text:span text:style-name="T13">Question </text:span><text:span text:style-name="T14">3) </text:span><text:span text:style-name="T15">Can we improve branch coverage?</text:span></text:p>
      <text:p text:style-name="P39"/>
      <text:p text:style-name="P11"><text:span text:style-name="T15">Question 4) </text:span><text:span text:style-name="T16">Is branch coverage an adequate way to test the adequacy of test set?<text:line-break/></text:span></text:p>
      <text:p text:style-name="P12"><text:span text:style-name="T16">Question 5) </text:span><text:span text:style-name="T17">Alternative coverage criterion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6" text:outline-level="2"><text:span text:style-name="T2">TASK 3: MUTATION-BASED TEST ADEQUACY </text:span></text:h>
      <text:p text:style-name="P5"/>
      <text:p text:style-name="P43">1<text:span text:style-name="T31">st</text:span> mutation, all ten passed.</text:p>
      <text:p text:style-name="P44">2<text:span text:style-name="T31">nd</text:span> mutation, all ten failed.</text:p>
      <text:p text:style-name="P45">3<text:span text:style-name="T31">rd</text:span> mutation, all ten passed</text:p>
      <text:p text:style-name="P46">5<text:span text:style-name="T31">th</text:span> mutation, 8/10 tests passed</text:p>
      <text:p text:style-name="P47">6<text:span text:style-name="T31">th</text:span> mutation, 8/10 tests passed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Appendices:</text:p>
      <text:p text:style-name="P22"/>
      <text:p text:style-name="P23">Control Flow Graph (Task 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monospace" svg:font-family="monospace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ampbell</meta:initial-creator>
    <meta:creation-date>2016-03-19T15:49:35.658120806</meta:creation-date>
    <dc:date>2016-03-21T00:33:22.776782228</dc:date>
    <dc:creator>Chris Campbell</dc:creator>
    <meta:editing-duration>PT11H9M6S</meta:editing-duration>
    <meta:editing-cycles>117</meta:editing-cycles>
    <meta:generator>LibreOffice/4.3.7.2$Linux_X86_64 LibreOffice_project/430$Build-2</meta:generator>
    <meta:document-statistic meta:table-count="4" meta:image-count="0" meta:object-count="0" meta:page-count="7" meta:paragraph-count="149" meta:word-count="620" meta:character-count="3764" meta:non-whitespace-character-count="3270"/>
  </office:meta>
</office:document-meta>
</file>